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cm"/>
    </style:style>
    <style:style style:name="co2" style:family="table-column">
      <style:table-column-properties fo:break-before="auto" style:column-width="10.821cm"/>
    </style:style>
    <style:style style:name="co3" style:family="table-column">
      <style:table-column-properties fo:break-before="auto" style:column-width="13.836cm"/>
    </style:style>
    <style:style style:name="co4" style:family="table-column">
      <style:table-column-properties fo:break-before="auto" style:column-width="14.596cm"/>
    </style:style>
    <style:style style:name="co5" style:family="table-column">
      <style:table-column-properties fo:break-before="auto" style:column-width="3.016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3.63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wrap-option="wrap" fo:border="0.06pt solid #000000" style:vertical-align="top"/>
      <style:text-properties style:font-name="Arial" fo:font-size="11pt" style:font-name-asian="Microsoft YaHei" style:font-size-asian="11pt" style:font-name-complex="Calibri" style:font-size-complex="11pt"/>
    </style:style>
    <style:style style:name="ce20" style:family="table-cell" style:parent-style-name="Default" style:data-style-name="N0">
      <style:text-properties style:font-name="Arial" fo:font-size="11pt" style:font-name-asian="Microsoft YaHei" style:font-size-asian="11pt" style:font-name-complex="Calibri" style:font-size-complex="11pt"/>
    </style:style>
    <style:style style:name="ce21" style:family="table-cell" style:parent-style-name="Default" style:data-style-name="N0">
      <style:table-cell-properties fo:border="0.06pt solid #000000"/>
      <style:text-properties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fo:border="0.06pt solid #000000"/>
      <style:text-properties style:font-name="Arial" fo:font-size="11pt" style:font-name-asian="Microsoft YaHei" style:font-size-asian="11pt" style:font-name-complex="Calibri" style:font-size-complex="11pt"/>
    </style:style>
    <style:style style:name="ce2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Segoe UI" style:font-size-asian="14pt" style:font-name-complex="Tahoma" style:font-size-complex="14pt"/>
    </style:style>
    <style:style style:name="ce24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1pt" style:font-name-asian="Microsoft YaHei" style:font-size-asian="11pt" style:font-name-complex="Calibri" style:font-size-complex="11pt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style:font-name="Arial" fo:font-size="11pt" style:font-name-asian="Microsoft YaHei" style:font-size-asian="11pt" style:font-name-complex="Calibri" style:font-size-complex="11pt"/>
    </style:style>
    <style:style style:name="ce3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#e2efda" fo:wrap-option="wrap" fo:border="0.06pt solid #000000" style:vertical-align="top"/>
      <style:text-properties style:font-name="Arial" fo:font-size="11pt" style:font-name-asian="Microsoft YaHei" style:font-size-asian="11pt" style:font-name-complex="Calibri" style:font-size-complex="11pt"/>
    </style:style>
    <style:style style:name="ce28" style:family="table-cell" style:parent-style-name="Default" style:data-style-name="N0">
      <style:table-cell-properties fo:background-color="#e2efda"/>
      <style:text-properties style:font-name="Arial" fo:font-size="11pt" style:font-size-asian="11pt" style:font-size-complex="11pt"/>
    </style:style>
    <style:style style:name="ce29" style:family="table-cell" style:parent-style-name="Default" style:data-style-name="N0">
      <style:table-cell-properties fo:background-color="#e2efda"/>
      <style:text-properties style:font-name="Arial" fo:font-size="11pt" style:font-name-asian="Microsoft YaHei" style:font-size-asian="11pt" style:font-name-complex="Calibri" style:font-size-complex="11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Non saisie&quot;" style:apply-style-name="cf7" style:base-cell-address="Test_fonctionnel.A1"/>
      <style:map style:condition="cell-content()=&quot;Non conforme&quot;" style:apply-style-name="cf6" style:base-cell-address="Test_fonctionnel.A1"/>
      <style:map style:condition="cell-content()=&quot;Conforme&quot;" style:apply-style-name="cf5" style:base-cell-address="Test_fonctionnel.A1"/>
      <style:map style:condition="cell-content()=0" style:apply-style-name="cf11" style:base-cell-address="Test_fonctionnel.A1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center"/>
      <style:text-properties style:font-name="Arial" fo:font-size="11pt" style:font-size-asian="11pt" style:font-size-complex="11pt"/>
      <style:map style:condition="cell-content()=&quot;Non saisie&quot;" style:apply-style-name="cf7" style:base-cell-address="Test_fonctionnel.A1"/>
      <style:map style:condition="cell-content()=&quot;Non conforme&quot;" style:apply-style-name="cf6" style:base-cell-address="Test_fonctionnel.A1"/>
      <style:map style:condition="cell-content()=&quot;Conforme&quot;" style:apply-style-name="cf5" style:base-cell-address="Test_fonctionnel.A1"/>
      <style:map style:condition="cell-content()=0" style:apply-style-name="cf11" style:base-cell-address="Test_fonctionnel.A1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map style:condition="cell-content()=&quot;Non saisie&quot;" style:apply-style-name="cf7" style:base-cell-address="Test_fonctionnel.A1"/>
      <style:map style:condition="cell-content()=&quot;Non conforme&quot;" style:apply-style-name="cf6" style:base-cell-address="Test_fonctionnel.A1"/>
      <style:map style:condition="cell-content()=&quot;Conforme&quot;" style:apply-style-name="cf5" style:base-cell-address="Test_fonctionnel.A1"/>
      <style:map style:condition="cell-content()=0" style:apply-style-name="cf11" style:base-cell-address="Test_fonctionnel.A1"/>
    </style:style>
    <style:style style:name="ce33" style:family="table-cell" style:parent-style-name="Default">
      <style:map style:condition="cell-content()=&quot;Non saisie&quot;" style:apply-style-name="cf7" style:base-cell-address="Test_fonctionnel.A1"/>
      <style:map style:condition="cell-content()=&quot;Non conforme&quot;" style:apply-style-name="cf6" style:base-cell-address="Test_fonctionnel.A1"/>
      <style:map style:condition="cell-content()=&quot;Conforme&quot;" style:apply-style-name="cf5" style:base-cell-address="Test_fonctionnel.A1"/>
      <style:map style:condition="cell-content()=0" style:apply-style-name="cf11" style:base-cell-address="Test_fonctionnel.A1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_fonctionnel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/>
        <table:table-column table:style-name="co8" table:number-columns-repeated="15360"/>
        <table:table-row table:style-name="ro1">
          <table:table-cell table:style-name="ce14" office:value-type="string" calcext:value-type="string" table:number-columns-spanned="1" table:number-rows-spanned="3">
            <text:p>Description du jeu de test</text:p>
          </table:table-cell>
          <table:table-cell table:style-name="ce23" office:value-type="string" calcext:value-type="string" table:number-columns-spanned="5" table:number-rows-spanned="3">
            <text:p>Test de l’USR  : gérer praticien </text:p>
          </table:table-cell>
          <table:covered-table-cell table:number-columns-repeated="4"/>
          <table:table-cell table:style-name="ce6" table:number-columns-repeated="16378"/>
        </table:table-row>
        <table:table-row table:style-name="ro1">
          <table:covered-table-cell table:number-columns-repeated="6"/>
          <table:table-cell table:style-name="ce6" table:number-columns-repeated="16378"/>
        </table:table-row>
        <table:table-row table:style-name="ro1">
          <table:covered-table-cell table:number-columns-repeated="6"/>
          <table:table-cell table:style-name="ce6" table:number-columns-repeated="16378"/>
        </table:table-row>
        <table:table-row table:style-name="ro2">
          <table:table-cell table:style-name="ce2" office:value-type="string" calcext:value-type="string">
            <text:p>Étapes du cas testées</text:p>
          </table:table-cell>
          <table:table-cell table:style-name="ce2" office:value-type="string" calcext:value-type="string">
            <text:p>Description du test effectué</text:p>
          </table:table-cell>
          <table:table-cell table:style-name="ce2" office:value-type="string" calcext:value-type="string">
            <text:p>Résultat attendu</text:p>
          </table:table-cell>
          <table:table-cell table:style-name="ce3" office:value-type="string" calcext:value-type="string">
            <text:p>Résultat obtenu</text:p>
          </table:table-cell>
          <table:table-cell table:style-name="ce30" office:value-type="string" calcext:value-type="string" table:number-columns-spanned="2" table:number-rows-spanned="1">
            <text:p>Conformité</text:p>
          </table:table-cell>
          <table:covered-table-cell/>
          <table:table-cell table:style-name="ce6" table:number-columns-repeated="16378"/>
        </table:table-row>
        <table:table-row table:style-name="ro3">
          <table:table-cell table:style-name="ce16" office:value-type="string" calcext:value-type="string">
            <text:p>1, 2</text:p>
          </table:table-cell>
          <table:table-cell table:style-name="ce16" office:value-type="string" calcext:value-type="string">
            <text:p><text:span text:style-name="T1">Le délégué demande à gérer les praticiens.</text:span></text:p>
            <text:p><text:span text:style-name="T1">Cliquer sur "Praticiens" dans la barre de navigation puis "Modifiables".</text:span></text:p>
            <text:p><text:span text:style-name="T1"/></text:p>
            <text:p><text:span text:style-name="T1">Compte Délégué (login : leclud, mdp : LecLud!)</text:span></text:p>
            <text:p><text:span text:style-name="T1"/></text:p>
            <text:p><text:span text:style-name="T1">Sélectionner un praticien de sa région : "Delahaye André (n°3)" à Besançon.</text:span></text:p>
          </table:table-cell>
          <table:table-cell table:style-name="ce16" office:value-type="string" calcext:value-type="string">
            <text:p>Le système affiche un écran de saisie pré-rempli avec le numéro et nom du praticien et toutes les informations concernant le praticien, le type de praticien et les spécialités.</text:p>
          </table:table-cell>
          <table:table-cell table:style-name="ce27" office:value-type="string" calcext:value-type="string">
            <text:p><text:span text:style-name="T1">L'écran affiche les informations du praticien n°3 Delahaye André avec :</text:span></text:p>
            <text:p><text:span text:style-name="T1">• Tous les champs pré-remplis (nom, prénom, adresse, CP, ville, coefficients)</text:span></text:p>
            <text:p><text:span text:style-name="T1">• Type : Psychologue (PS)</text:span></text:p>
            <text:p><text:span text:style-name="T1">• Boutons "Modifier ce praticien" et "Retour à la liste"</text:span></text:p>
          </table:table-cell>
          <table:table-cell table:style-name="ce31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4">
          <table:table-cell table:style-name="ce20" office:value-type="string" calcext:value-type="string">
            <text:p>2-a</text:p>
          </table:table-cell>
          <table:table-cell table:style-name="ce16" office:value-type="string" calcext:value-type="string">
            <text:p><text:span text:style-name="T1">Le délégué demande à créer un nouveau praticien.</text:span></text:p>
            <text:p><text:span text:style-name="T1">Cliquer sur "+ Créer un nouveau praticien".</text:span></text:p>
          </table:table-cell>
          <table:table-cell table:style-name="ce16" office:value-type="string" calcext:value-type="string">
            <text:p>Le système affiche un formulaire vierge avec les champs obligatoires marqués d'un "*".</text:p>
          </table:table-cell>
          <table:table-cell table:style-name="ce27" office:value-type="string" calcext:value-type="string">
            <text:p><text:span text:style-name="T1">Formulaire vierge affiché avec champs : Nom*, Prénom*, Adresse, CP*, Ville*, Coef. notoriété, Coef. confiance, Type de praticien*, Spécialités.</text:span></text:p>
            <text:p><text:span text:style-name="T1">Boutons "Valider" et "Annuler" visibles.</text:span></text:p>
          </table:table-cell>
          <table:table-cell table:style-name="ce31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5">
          <table:table-cell table:style-name="ce16" office:value-type="string" calcext:value-type="string">
            <text:p>2-a.1, 2-a.2</text:p>
          </table:table-cell>
          <table:table-cell table:style-name="ce24" office:value-type="string" calcext:value-type="string">
            <text:p><text:span text:style-name="T1">Le délégué saisit le praticien sans choisir le type de praticien.</text:span></text:p>
            <text:p><text:span text:style-name="T1">Remplir : Nom = "Dupont", Prénom = "Jean", CP = "25000", Ville = "BESANCON", Coef = "100".</text:span></text:p>
            <text:p><text:span text:style-name="T1">Laisser le type de praticien vide puis cliquer sur "Valider".</text:span></text:p>
          </table:table-cell>
          <table:table-cell table:style-name="ce24" office:value-type="string" calcext:value-type="string">
            <text:p>Le système informe le délégué qu'un champ obligatoire est vide (texte d'erreur visible).</text:p>
          </table:table-cell>
          <table:table-cell table:style-name="ce27" office:value-type="string" calcext:value-type="string">
            <text:p>Message d'erreur affiché : le type de praticien est obligatoire.</text:p>
          </table:table-cell>
          <table:table-cell table:style-name="ce31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4">
          <table:table-cell table:style-name="ce16" office:value-type="string" calcext:value-type="string">
            <text:p>2-a.3</text:p>
          </table:table-cell>
          <table:table-cell table:style-name="ce16" office:value-type="string" calcext:value-type="string">
            <text:p><text:span text:style-name="T1">Le délégué complète le type de praticien et confirme.</text:span></text:p>
            <text:p><text:span text:style-name="T1">Sélectionner un type (ex: "MH - Médecin Hospitalier") puis cliquer sur "Valider".</text:span></text:p>
          </table:table-cell>
          <table:table-cell table:style-name="ce16" office:value-type="string" calcext:value-type="string">
            <text:p>Le système enregistre le nouveau praticien et affiche un message de succès avec le numéro attribué.</text:p>
          </table:table-cell>
          <table:table-cell table:style-name="ce27" office:value-type="string" calcext:value-type="string">
            <text:p>Message "Praticien créé avec succès (n°XX)" affiché. Le praticien apparaît dans la liste.</text:p>
          </table:table-cell>
          <table:table-cell table:style-name="ce31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6">
          <table:table-cell table:style-name="ce21" office:value-type="string" calcext:value-type="string">
            <text:p>2-a.3-a</text:p>
          </table:table-cell>
          <table:table-cell table:style-name="ce22" office:value-type="string" calcext:value-type="string">
            <text:p>Le délégué ne confirme pas et clique sur le bouton "Annuler" en rouge.</text:p>
          </table:table-cell>
          <table:table-cell table:style-name="ce25" office:value-type="string" calcext:value-type="string">
            <text:p>Retour sur la page "Gérer praticien" sans enregistrement.</text:p>
          </table:table-cell>
          <table:table-cell table:style-name="ce27" office:value-type="string" calcext:value-type="string">
            <text:p>Retour à la page de sélection des praticiens, aucun enregistrement effectué.</text:p>
          </table:table-cell>
          <table:table-cell table:style-name="ce31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5">
          <table:table-cell table:style-name="ce22" office:value-type="string" calcext:value-type="string">
            <text:p>3, 4</text:p>
          </table:table-cell>
          <table:table-cell table:style-name="ce24" office:value-type="string" calcext:value-type="string">
            <text:p><text:span text:style-name="T1">Le délégué modifie les informations d'un praticien existant.</text:span></text:p>
            <text:p><text:span text:style-name="T1"/></text:p>
            <text:p><text:span text:style-name="T1">Sélectionner "Delahaye André (n°3)", cliquer sur "Modifier ce praticien", modifier le coefficient de notoriété.</text:span></text:p>
          </table:table-cell>
          <table:table-cell table:style-name="ce24" office:value-type="string" calcext:value-type="string">
            <text:p>Le formulaire passe en mode édition avec les champs modifiables.</text:p>
          </table:table-cell>
          <table:table-cell table:style-name="ce27" office:value-type="string" calcext:value-type="string">
            <text:p>Le formulaire s'affiche en mode modification avec tous les champs éditables et les boutons "Valider" et "Annuler".</text:p>
          </table:table-cell>
          <table:table-cell table:style-name="ce31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7">
          <table:table-cell table:style-name="ce22" office:value-type="string" calcext:value-type="string">
            <text:p>4-b, 4-b.1</text:p>
          </table:table-cell>
          <table:table-cell table:style-name="ce24" office:value-type="string" calcext:value-type="string">
            <text:p><text:span text:style-name="T1">Le délégué enregistre le praticien sans saisir les spécialités.</text:span></text:p>
            <text:p><text:span text:style-name="T1">Ne cocher aucune spécialité puis cliquer sur "Valider".</text:span></text:p>
          </table:table-cell>
          <table:table-cell table:style-name="ce22" office:value-type="string" calcext:value-type="string">
            <text:p>Le système informe le délégué et lui demande de confirmer.</text:p>
          </table:table-cell>
          <table:table-cell table:style-name="ce27" office:value-type="string" calcext:value-type="string">
            <text:p>Le système permet l'enregistrement même sans spécialités (pas de blocage).</text:p>
          </table:table-cell>
          <table:table-cell table:style-name="ce31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7">
          <table:table-cell table:style-name="ce22" office:value-type="string" calcext:value-type="string">
            <text:p>5</text:p>
          </table:table-cell>
          <table:table-cell table:style-name="ce24" office:value-type="string" calcext:value-type="string">
            <text:p>Le délégué valide les informations complètes en cliquant sur "Valider".</text:p>
          </table:table-cell>
          <table:table-cell table:style-name="ce22" office:value-type="string" calcext:value-type="string">
            <text:p>Le système enregistre les données avec succès.</text:p>
          </table:table-cell>
          <table:table-cell table:style-name="ce28"/>
          <table:table-cell table:style-name="ce31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4">
          <table:table-cell table:style-name="ce20" office:value-type="string" calcext:value-type="string">
            <text:p>5-a</text:p>
          </table:table-cell>
          <table:table-cell table:style-name="ce24" office:value-type="string" calcext:value-type="string">
            <text:p><text:span text:style-name="T1">Le délégué valide mais une information obligatoire n'a pas été saisie.</text:span></text:p>
            <text:p><text:span text:style-name="T1">(Effacer le champ "Nom" et cliquer sur "Valider")</text:span></text:p>
          </table:table-cell>
          <table:table-cell table:style-name="ce22" office:value-type="string" calcext:value-type="string">
            <text:p><text:span text:style-name="T1">Le système affiche un message d'erreur qui indique l'information manquante.</text:span></text:p>
            <text:p><text:span text:style-name="T1">Retour au formulaire.</text:span></text:p>
          </table:table-cell>
          <table:table-cell table:style-name="ce29" office:value-type="string" calcext:value-type="string">
            <text:p>Message d'erreur "Le nom est obligatoire." affiché, retour au formulaire pré-rempli.</text:p>
          </table:table-cell>
          <table:table-cell table:style-name="ce31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7]; &quot;&quot;); &quot;&quot;; IF(EXACT([.$F14]; &quot;&quot;); &quot;Non saisie&quot;; IF(EXACT([.$F1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8]; &quot;&quot;); &quot;&quot;; IF(EXACT([.$F15]; &quot;&quot;); &quot;Non saisie&quot;; IF(EXACT([.$F1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9]; &quot;&quot;); &quot;&quot;; IF(EXACT([.$F16]; &quot;&quot;); &quot;Non saisie&quot;; IF(EXACT([.$F1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20]; &quot;&quot;); &quot;&quot;; IF(EXACT([.$F17]; &quot;&quot;); &quot;Non saisie&quot;; IF(EXACT([.$F1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21]; &quot;&quot;); &quot;&quot;; IF(EXACT([.$F18]; &quot;&quot;); &quot;Non saisie&quot;; IF(EXACT([.$F1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22]; &quot;&quot;); &quot;&quot;; IF(EXACT([.$F19]; &quot;&quot;); &quot;Non saisie&quot;; IF(EXACT([.$F1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23]; &quot;&quot;); &quot;&quot;; IF(EXACT([.$F20]; &quot;&quot;); &quot;Non saisie&quot;; IF(EXACT([.$F2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24]; &quot;&quot;); &quot;&quot;; IF(EXACT([.$F21]; &quot;&quot;); &quot;Non saisie&quot;; IF(EXACT([.$F2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25]; &quot;&quot;); &quot;&quot;; IF(EXACT([.$F22]; &quot;&quot;); &quot;Non saisie&quot;; IF(EXACT([.$F2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26]; &quot;&quot;); &quot;&quot;; IF(EXACT([.$F23]; &quot;&quot;); &quot;Non saisie&quot;; IF(EXACT([.$F2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27]; &quot;&quot;); &quot;&quot;; IF(EXACT([.$F24]; &quot;&quot;); &quot;Non saisie&quot;; IF(EXACT([.$F2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28]; &quot;&quot;); &quot;&quot;; IF(EXACT([.$F25]; &quot;&quot;); &quot;Non saisie&quot;; IF(EXACT([.$F2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29]; &quot;&quot;); &quot;&quot;; IF(EXACT([.$F26]; &quot;&quot;); &quot;Non saisie&quot;; IF(EXACT([.$F2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30]; &quot;&quot;); &quot;&quot;; IF(EXACT([.$F27]; &quot;&quot;); &quot;Non saisie&quot;; IF(EXACT([.$F2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31]; &quot;&quot;); &quot;&quot;; IF(EXACT([.$F28]; &quot;&quot;); &quot;Non saisie&quot;; IF(EXACT([.$F2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32]; &quot;&quot;); &quot;&quot;; IF(EXACT([.$F29]; &quot;&quot;); &quot;Non saisie&quot;; IF(EXACT([.$F2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33]; &quot;&quot;); &quot;&quot;; IF(EXACT([.$F30]; &quot;&quot;); &quot;Non saisie&quot;; IF(EXACT([.$F3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34]; &quot;&quot;); &quot;&quot;; IF(EXACT([.$F31]; &quot;&quot;); &quot;Non saisie&quot;; IF(EXACT([.$F3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35]; &quot;&quot;); &quot;&quot;; IF(EXACT([.$F32]; &quot;&quot;); &quot;Non saisie&quot;; IF(EXACT([.$F3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36]; &quot;&quot;); &quot;&quot;; IF(EXACT([.$F33]; &quot;&quot;); &quot;Non saisie&quot;; IF(EXACT([.$F3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37]; &quot;&quot;); &quot;&quot;; IF(EXACT([.$F34]; &quot;&quot;); &quot;Non saisie&quot;; IF(EXACT([.$F3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38]; &quot;&quot;); &quot;&quot;; IF(EXACT([.$F35]; &quot;&quot;); &quot;Non saisie&quot;; IF(EXACT([.$F3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39]; &quot;&quot;); &quot;&quot;; IF(EXACT([.$F36]; &quot;&quot;); &quot;Non saisie&quot;; IF(EXACT([.$F3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40]; &quot;&quot;); &quot;&quot;; IF(EXACT([.$F37]; &quot;&quot;); &quot;Non saisie&quot;; IF(EXACT([.$F3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41]; &quot;&quot;); &quot;&quot;; IF(EXACT([.$F38]; &quot;&quot;); &quot;Non saisie&quot;; IF(EXACT([.$F3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42]; &quot;&quot;); &quot;&quot;; IF(EXACT([.$F39]; &quot;&quot;); &quot;Non saisie&quot;; IF(EXACT([.$F3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43]; &quot;&quot;); &quot;&quot;; IF(EXACT([.$F40]; &quot;&quot;); &quot;Non saisie&quot;; IF(EXACT([.$F4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44]; &quot;&quot;); &quot;&quot;; IF(EXACT([.$F41]; &quot;&quot;); &quot;Non saisie&quot;; IF(EXACT([.$F4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45]; &quot;&quot;); &quot;&quot;; IF(EXACT([.$F42]; &quot;&quot;); &quot;Non saisie&quot;; IF(EXACT([.$F4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46]; &quot;&quot;); &quot;&quot;; IF(EXACT([.$F43]; &quot;&quot;); &quot;Non saisie&quot;; IF(EXACT([.$F4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47]; &quot;&quot;); &quot;&quot;; IF(EXACT([.$F44]; &quot;&quot;); &quot;Non saisie&quot;; IF(EXACT([.$F4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48]; &quot;&quot;); &quot;&quot;; IF(EXACT([.$F45]; &quot;&quot;); &quot;Non saisie&quot;; IF(EXACT([.$F4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49]; &quot;&quot;); &quot;&quot;; IF(EXACT([.$F46]; &quot;&quot;); &quot;Non saisie&quot;; IF(EXACT([.$F4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50]; &quot;&quot;); &quot;&quot;; IF(EXACT([.$F47]; &quot;&quot;); &quot;Non saisie&quot;; IF(EXACT([.$F4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51]; &quot;&quot;); &quot;&quot;; IF(EXACT([.$F48]; &quot;&quot;); &quot;Non saisie&quot;; IF(EXACT([.$F4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52]; &quot;&quot;); &quot;&quot;; IF(EXACT([.$F49]; &quot;&quot;); &quot;Non saisie&quot;; IF(EXACT([.$F4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53]; &quot;&quot;); &quot;&quot;; IF(EXACT([.$F50]; &quot;&quot;); &quot;Non saisie&quot;; IF(EXACT([.$F5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54]; &quot;&quot;); &quot;&quot;; IF(EXACT([.$F51]; &quot;&quot;); &quot;Non saisie&quot;; IF(EXACT([.$F5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55]; &quot;&quot;); &quot;&quot;; IF(EXACT([.$F52]; &quot;&quot;); &quot;Non saisie&quot;; IF(EXACT([.$F5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56]; &quot;&quot;); &quot;&quot;; IF(EXACT([.$F53]; &quot;&quot;); &quot;Non saisie&quot;; IF(EXACT([.$F5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57]; &quot;&quot;); &quot;&quot;; IF(EXACT([.$F54]; &quot;&quot;); &quot;Non saisie&quot;; IF(EXACT([.$F5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58]; &quot;&quot;); &quot;&quot;; IF(EXACT([.$F55]; &quot;&quot;); &quot;Non saisie&quot;; IF(EXACT([.$F5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59]; &quot;&quot;); &quot;&quot;; IF(EXACT([.$F56]; &quot;&quot;); &quot;Non saisie&quot;; IF(EXACT([.$F5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60]; &quot;&quot;); &quot;&quot;; IF(EXACT([.$F57]; &quot;&quot;); &quot;Non saisie&quot;; IF(EXACT([.$F5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61]; &quot;&quot;); &quot;&quot;; IF(EXACT([.$F58]; &quot;&quot;); &quot;Non saisie&quot;; IF(EXACT([.$F5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62]; &quot;&quot;); &quot;&quot;; IF(EXACT([.$F59]; &quot;&quot;); &quot;Non saisie&quot;; IF(EXACT([.$F5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63]; &quot;&quot;); &quot;&quot;; IF(EXACT([.$F60]; &quot;&quot;); &quot;Non saisie&quot;; IF(EXACT([.$F6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64]; &quot;&quot;); &quot;&quot;; IF(EXACT([.$F61]; &quot;&quot;); &quot;Non saisie&quot;; IF(EXACT([.$F6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65]; &quot;&quot;); &quot;&quot;; IF(EXACT([.$F62]; &quot;&quot;); &quot;Non saisie&quot;; IF(EXACT([.$F6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66]; &quot;&quot;); &quot;&quot;; IF(EXACT([.$F63]; &quot;&quot;); &quot;Non saisie&quot;; IF(EXACT([.$F6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67]; &quot;&quot;); &quot;&quot;; IF(EXACT([.$F64]; &quot;&quot;); &quot;Non saisie&quot;; IF(EXACT([.$F6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68]; &quot;&quot;); &quot;&quot;; IF(EXACT([.$F65]; &quot;&quot;); &quot;Non saisie&quot;; IF(EXACT([.$F6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69]; &quot;&quot;); &quot;&quot;; IF(EXACT([.$F66]; &quot;&quot;); &quot;Non saisie&quot;; IF(EXACT([.$F6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70]; &quot;&quot;); &quot;&quot;; IF(EXACT([.$F67]; &quot;&quot;); &quot;Non saisie&quot;; IF(EXACT([.$F6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71]; &quot;&quot;); &quot;&quot;; IF(EXACT([.$F68]; &quot;&quot;); &quot;Non saisie&quot;; IF(EXACT([.$F6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72]; &quot;&quot;); &quot;&quot;; IF(EXACT([.$F69]; &quot;&quot;); &quot;Non saisie&quot;; IF(EXACT([.$F6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73]; &quot;&quot;); &quot;&quot;; IF(EXACT([.$F70]; &quot;&quot;); &quot;Non saisie&quot;; IF(EXACT([.$F7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74]; &quot;&quot;); &quot;&quot;; IF(EXACT([.$F71]; &quot;&quot;); &quot;Non saisie&quot;; IF(EXACT([.$F7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75]; &quot;&quot;); &quot;&quot;; IF(EXACT([.$F72]; &quot;&quot;); &quot;Non saisie&quot;; IF(EXACT([.$F7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76]; &quot;&quot;); &quot;&quot;; IF(EXACT([.$F73]; &quot;&quot;); &quot;Non saisie&quot;; IF(EXACT([.$F7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77]; &quot;&quot;); &quot;&quot;; IF(EXACT([.$F74]; &quot;&quot;); &quot;Non saisie&quot;; IF(EXACT([.$F7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78]; &quot;&quot;); &quot;&quot;; IF(EXACT([.$F75]; &quot;&quot;); &quot;Non saisie&quot;; IF(EXACT([.$F7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79]; &quot;&quot;); &quot;&quot;; IF(EXACT([.$F76]; &quot;&quot;); &quot;Non saisie&quot;; IF(EXACT([.$F7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80]; &quot;&quot;); &quot;&quot;; IF(EXACT([.$F77]; &quot;&quot;); &quot;Non saisie&quot;; IF(EXACT([.$F7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81]; &quot;&quot;); &quot;&quot;; IF(EXACT([.$F78]; &quot;&quot;); &quot;Non saisie&quot;; IF(EXACT([.$F7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82]; &quot;&quot;); &quot;&quot;; IF(EXACT([.$F79]; &quot;&quot;); &quot;Non saisie&quot;; IF(EXACT([.$F7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83]; &quot;&quot;); &quot;&quot;; IF(EXACT([.$F80]; &quot;&quot;); &quot;Non saisie&quot;; IF(EXACT([.$F8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84]; &quot;&quot;); &quot;&quot;; IF(EXACT([.$F81]; &quot;&quot;); &quot;Non saisie&quot;; IF(EXACT([.$F8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85]; &quot;&quot;); &quot;&quot;; IF(EXACT([.$F82]; &quot;&quot;); &quot;Non saisie&quot;; IF(EXACT([.$F8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86]; &quot;&quot;); &quot;&quot;; IF(EXACT([.$F83]; &quot;&quot;); &quot;Non saisie&quot;; IF(EXACT([.$F8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87]; &quot;&quot;); &quot;&quot;; IF(EXACT([.$F84]; &quot;&quot;); &quot;Non saisie&quot;; IF(EXACT([.$F8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88]; &quot;&quot;); &quot;&quot;; IF(EXACT([.$F85]; &quot;&quot;); &quot;Non saisie&quot;; IF(EXACT([.$F8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89]; &quot;&quot;); &quot;&quot;; IF(EXACT([.$F86]; &quot;&quot;); &quot;Non saisie&quot;; IF(EXACT([.$F8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90]; &quot;&quot;); &quot;&quot;; IF(EXACT([.$F87]; &quot;&quot;); &quot;Non saisie&quot;; IF(EXACT([.$F8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91]; &quot;&quot;); &quot;&quot;; IF(EXACT([.$F88]; &quot;&quot;); &quot;Non saisie&quot;; IF(EXACT([.$F8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92]; &quot;&quot;); &quot;&quot;; IF(EXACT([.$F89]; &quot;&quot;); &quot;Non saisie&quot;; IF(EXACT([.$F8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93]; &quot;&quot;); &quot;&quot;; IF(EXACT([.$F90]; &quot;&quot;); &quot;Non saisie&quot;; IF(EXACT([.$F9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94]; &quot;&quot;); &quot;&quot;; IF(EXACT([.$F91]; &quot;&quot;); &quot;Non saisie&quot;; IF(EXACT([.$F9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95]; &quot;&quot;); &quot;&quot;; IF(EXACT([.$F92]; &quot;&quot;); &quot;Non saisie&quot;; IF(EXACT([.$F9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96]; &quot;&quot;); &quot;&quot;; IF(EXACT([.$F93]; &quot;&quot;); &quot;Non saisie&quot;; IF(EXACT([.$F9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97]; &quot;&quot;); &quot;&quot;; IF(EXACT([.$F94]; &quot;&quot;); &quot;Non saisie&quot;; IF(EXACT([.$F9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98]; &quot;&quot;); &quot;&quot;; IF(EXACT([.$F95]; &quot;&quot;); &quot;Non saisie&quot;; IF(EXACT([.$F9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99]; &quot;&quot;); &quot;&quot;; IF(EXACT([.$F96]; &quot;&quot;); &quot;Non saisie&quot;; IF(EXACT([.$F9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00]; &quot;&quot;); &quot;&quot;; IF(EXACT([.$F97]; &quot;&quot;); &quot;Non saisie&quot;; IF(EXACT([.$F9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01]; &quot;&quot;); &quot;&quot;; IF(EXACT([.$F98]; &quot;&quot;); &quot;Non saisie&quot;; IF(EXACT([.$F9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02]; &quot;&quot;); &quot;&quot;; IF(EXACT([.$F99]; &quot;&quot;); &quot;Non saisie&quot;; IF(EXACT([.$F9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03]; &quot;&quot;); &quot;&quot;; IF(EXACT([.$F100]; &quot;&quot;); &quot;Non saisie&quot;; IF(EXACT([.$F10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04]; &quot;&quot;); &quot;&quot;; IF(EXACT([.$F101]; &quot;&quot;); &quot;Non saisie&quot;; IF(EXACT([.$F10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05]; &quot;&quot;); &quot;&quot;; IF(EXACT([.$F102]; &quot;&quot;); &quot;Non saisie&quot;; IF(EXACT([.$F10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06]; &quot;&quot;); &quot;&quot;; IF(EXACT([.$F103]; &quot;&quot;); &quot;Non saisie&quot;; IF(EXACT([.$F10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07]; &quot;&quot;); &quot;&quot;; IF(EXACT([.$F104]; &quot;&quot;); &quot;Non saisie&quot;; IF(EXACT([.$F10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08]; &quot;&quot;); &quot;&quot;; IF(EXACT([.$F105]; &quot;&quot;); &quot;Non saisie&quot;; IF(EXACT([.$F10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09]; &quot;&quot;); &quot;&quot;; IF(EXACT([.$F106]; &quot;&quot;); &quot;Non saisie&quot;; IF(EXACT([.$F10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10]; &quot;&quot;); &quot;&quot;; IF(EXACT([.$F107]; &quot;&quot;); &quot;Non saisie&quot;; IF(EXACT([.$F10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11]; &quot;&quot;); &quot;&quot;; IF(EXACT([.$F108]; &quot;&quot;); &quot;Non saisie&quot;; IF(EXACT([.$F10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12]; &quot;&quot;); &quot;&quot;; IF(EXACT([.$F109]; &quot;&quot;); &quot;Non saisie&quot;; IF(EXACT([.$F10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13]; &quot;&quot;); &quot;&quot;; IF(EXACT([.$F110]; &quot;&quot;); &quot;Non saisie&quot;; IF(EXACT([.$F11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14]; &quot;&quot;); &quot;&quot;; IF(EXACT([.$F111]; &quot;&quot;); &quot;Non saisie&quot;; IF(EXACT([.$F11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15]; &quot;&quot;); &quot;&quot;; IF(EXACT([.$F112]; &quot;&quot;); &quot;Non saisie&quot;; IF(EXACT([.$F11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16]; &quot;&quot;); &quot;&quot;; IF(EXACT([.$F113]; &quot;&quot;); &quot;Non saisie&quot;; IF(EXACT([.$F11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17]; &quot;&quot;); &quot;&quot;; IF(EXACT([.$F114]; &quot;&quot;); &quot;Non saisie&quot;; IF(EXACT([.$F11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18]; &quot;&quot;); &quot;&quot;; IF(EXACT([.$F115]; &quot;&quot;); &quot;Non saisie&quot;; IF(EXACT([.$F11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19]; &quot;&quot;); &quot;&quot;; IF(EXACT([.$F116]; &quot;&quot;); &quot;Non saisie&quot;; IF(EXACT([.$F11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20]; &quot;&quot;); &quot;&quot;; IF(EXACT([.$F117]; &quot;&quot;); &quot;Non saisie&quot;; IF(EXACT([.$F11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21]; &quot;&quot;); &quot;&quot;; IF(EXACT([.$F118]; &quot;&quot;); &quot;Non saisie&quot;; IF(EXACT([.$F11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22]; &quot;&quot;); &quot;&quot;; IF(EXACT([.$F119]; &quot;&quot;); &quot;Non saisie&quot;; IF(EXACT([.$F11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23]; &quot;&quot;); &quot;&quot;; IF(EXACT([.$F120]; &quot;&quot;); &quot;Non saisie&quot;; IF(EXACT([.$F12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24]; &quot;&quot;); &quot;&quot;; IF(EXACT([.$F121]; &quot;&quot;); &quot;Non saisie&quot;; IF(EXACT([.$F12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>
          <table:table-cell table:number-columns-repeated="4"/>
          <table:table-cell table:style-name="ce32" table:formula="of:=IF(EXACT([.$B125]; &quot;&quot;); &quot;&quot;; IF(EXACT([.$F122]; &quot;&quot;); &quot;Non saisie&quot;; IF(EXACT([.$F12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8" table:number-rows-repeated="6">
          <table:table-cell table:number-columns-repeated="4"/>
          <table:table-cell table:style-name="ce33"/>
          <table:table-cell/>
          <table:table-cell table:style-name="ce6" table:number-columns-repeated="16378"/>
        </table:table-row>
        <table:table-row table:style-name="ro9" table:number-rows-repeated="9757">
          <table:table-cell table:number-columns-repeated="4"/>
          <table:table-cell table:style-name="ce33"/>
          <table:table-cell/>
          <table:table-cell table:style-name="ce6" table:number-columns-repeated="16378"/>
        </table:table-row>
        <table:table-row table:style-name="ro9" table:number-rows-repeated="1038690">
          <table:table-cell table:number-columns-repeated="6"/>
          <table:table-cell table:style-name="ce6" table:number-columns-repeated="16378"/>
        </table:table-row>
        <table:table-row table:style-name="ro9">
          <table:table-cell table:number-columns-repeated="6"/>
          <table:table-cell table:style-name="ce6" table:number-columns-repeated="16378"/>
        </table:table-row>
        <calcext:conditional-formats>
          <calcext:conditional-format calcext:target-range-address="Test_fonctionnel.E4:Test_fonctionnel.E9885">
            <calcext:condition calcext:apply-style-name="cf7" calcext:value="=&quot;Non saisie&quot;" calcext:base-cell-address="Test_fonctionnel.A1"/>
            <calcext:condition calcext:apply-style-name="cf6" calcext:value="=&quot;Non conforme&quot;" calcext:base-cell-address="Test_fonctionnel.A1"/>
            <calcext:condition calcext:apply-style-name="cf5" calcext:value="=&quot;Conforme&quot;" calcext:base-cell-address="Test_fonctionnel.A1"/>
            <calcext:condition calcext:apply-style-name="cf11" calcext:value="=0" calcext:base-cell-address="Test_fonctionnel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cf1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f2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cf3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#ccffcc"/>
      <style:text-properties fo:color="#006600"/>
    </style:style>
    <style:style style:name="cf6" style:family="table-cell" style:parent-style-name="Default" style:data-style-name="N0">
      <style:table-cell-properties fo:background-color="#ffcccc"/>
      <style:text-properties fo:color="#cc0000"/>
    </style:style>
    <style:style style:name="cf7" style:family="table-cell" style:parent-style-name="Default" style:data-style-name="N0">
      <style:table-cell-properties fo:background-color="#808080"/>
      <style:text-properties fo:color="#ffffff"/>
    </style:style>
    <style:style style:name="cf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f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f1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>Estelle Meret</meta:initial-creator>
    <meta:creation-date>2017-10-20T23:41:04Z</meta:creation-date>
    <dc:date>2026-04-28T08:49:51.306010300</dc:date>
    <meta:editing-cycles>36</meta:editing-cycles>
    <meta:editing-duration>PT1M38S</meta:editing-duration>
    <meta:document-statistic meta:table-count="1" meta:cell-count="160" meta:object-count="0"/>
  </office:meta>
</office:document-meta>
</file>